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List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List.setMergeEnabled( boolean merge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List.merge( @ Nullable Object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nagedList.getElemen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List.setSource(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List.ManagedList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List.of( E ...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dList.isMerg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List.setElementTypeName( String element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List.Manag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